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2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34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November um 19:34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so was? ; )))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ender Kontext. Laut unabhängigen Faktenprüfern könnten diese Informa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rreführend sein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seh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style-name="ce1" office:value-type="string" calcext:value-type="string">
            <text:p>dpa: Fehlender Kontex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44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72 Kommentare 1808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69</text:p>
          </table:table-cell>
          <table:table-cell table:number-columns-repeated="6"/>
        </table:table-row>
        <table:table-row table:style-name="ro1">
          <table:table-cell table:formula="of:=SUM([.A30:.A100000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808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we Schnöt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 spä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Herzo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rig und jetzt sollten alle impfen ge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mike.pogba.3/posts/12429253095072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lte diese Meldung für einen Fake 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n warum sind alle Links nicht verfügbar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rottmeldung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li Cob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 https://www.ema.europa.eu/en bitte selber nachlesen, aber Vorsicht, ist all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uf engli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an Medicines Agen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.europa.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li Cob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laufdatum wie jedes Medikament 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San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 notfallzulassung gilt nur 1 Jah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ja Bie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mimikama.at/aktuelles/impfstoffe-verlaengerung/?fbclid=IwAR0ZMH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gdqwSZsLCvA2hrInB73V8CAZLNoL92Wkev-IQeWNVWdpV4R4zv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e Zulassungs-Verlängerung für di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Daniel Is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 ist ok, ich gehe mal davon aus, dass Du eh kein Englisch kannst - lass D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te Impfen und auch alle angebotene sogenannten Booster injizier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Daniel Ism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ogant oder blöd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al was - ihr Profil verrät eh alles … mir völlig egal 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 ja, ich bin geimpft um mich und eventuell sogar Sie zu schützen … wäre für a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fach - eigentlich 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Daniel Is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 ich werde nie verstehen, wie ich dadurch geschützt werden soll, wenn s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ch impfen lassen und ich schütze mich schon selber vor ihnen, da brauchen sie sich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für impfen lass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mike.pogba.3/posts/12429253095072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Daniel Ismai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nn is eh gut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Zri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Eberharter hier steht wa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Daniel Ismair sorry aber der Post ist leider für den Ar....! Kein einziger d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zeigten Links ist verfügbar. Also entweder gibst du Links an die funktionieren oder es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chissenerweise wieder ein Scheiss F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e DeFi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Sanitzer genau und die läuft ab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San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e DeFil rich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um auch der extreme Druck das GIFT doch noch an den Österreicher zu bekomm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k Mood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4300367966756610&amp;id=100003503473595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tin Vollm 9. November um 09:24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Wink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mike.pogba.3/posts/12429253095072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hat sich eh von selbst aufgelöst …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 seinen Unsinn selbst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T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Kumhofer ja kann ich auch nicht glaub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r R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k Moody dein Link öffnet sich leider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li Coban und hast dort die Daten gefund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gib bitte den kompletten Link hier rein und nicht nur die Seite... hab gesucht und nicht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fu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Raphael Pedicil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lten denken glauben anstatt zu regagieren ist kein Wi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rx Ma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 links sind schon verfügbar aber ich habe kein Ablaufdatum gefunden...trotzdem is es 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ftspritz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li Cob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rx Max doch ich habs gefunden. Muss man aber genau lesen, gibt ja 100 verschiede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nk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Daniel Is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, ist alles nicht sehr leicht zu finden, zumindest scheint es so, wenn man fachfremd, wie ich i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...aber mühselig ernährt sich das Eichhörn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Daniel Ismair was Du da markiert hast ist das Datum der Zulassung - wo ist da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nde der Zulassung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ke.pogba.3/posts/12429253095072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Daniel Is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 oh, stimmt ...ich schau noch ma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Daniel Is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 irgendwo habe ich gelesen, dass die Not-Zulassungen immer nur für ein Jah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ten ...natürlich sind die Verlängerungen auch schon beantragt. Eigentlich wäre jedoch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Zulassung von Biontech/Pfizer wegen der Vorwürfe ungültig, aber wo viel Geld im Um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, da gibt es kein Recht meh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Daniel Ismair stimmt woh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drun Mau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… solchen Fak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 teilen… sondern vorher etwas nachdenken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Nimert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drun Maurer gena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Nimert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Bi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drun Maurer stimmt... gleich gar nicht impfen lass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Thie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Nimerti Ist kein Fake steht alles auf Englis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rah Silberna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wissen wir Beschei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ke.pogba.3/posts/12429253095072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Wol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Schild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sollte diese Meldung prüf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ing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Schildböck auf jeden Fall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Raphael Pedicil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lest Ihr nicht sel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önnt ihr selber den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St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ja Bie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mimikama.at/aktuelles/impfstoffe-verlaengerung/?fbclid=IwAR0ZMH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gdqwSZsLCvA2hrInB73V8CAZLNoL92Wkev-IQeWNVWdpV4R4zv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e Zulassungs-Verlängerung für di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Ada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ürlich kriegen die eine Verlängerung . Dieses angebliche prüfen , ist ein schöner Satz a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igentlich überflüss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Gra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ve ich gerade geposte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nelies Topel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Fr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nochmal für alle dies noch nicht verstanden haben!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imikama.at/aktuelles/impfstoffe-verlaengerung/?fbclid=IwAR0ZM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JgdqwSZsLCvA2hrInB73V8CAZLNoL92Wkev-IQeWNVWdpV4R4zv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mike.pogba.3/posts/12429253095072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e Zulassungs-Verlängerung für di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Micha Pfl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Experiment muss weiterge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r R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Fred Danke d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ch wenn der Beitrag nicht sehr erfreulich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wird der ganze Mist für ein weiteres Jahr zugel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G!!! Das halte ich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 länger 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 dann viel Spaß denen die es weiterhin haben möcht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tan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Fink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sowa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Wiegele 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ecks Lobbyis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twoch und Freit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 Lahnstei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r R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 Lahnsteiner unglaub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ke.pogba.3/posts/12429253095072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 Au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4631187930260358&amp;id=100001075901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on Wi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hlt sich betrogen. 7. November um 12:39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bekommt man DIESE Info NICHT in den großen „Mainstream-Medien“?!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olute FREIHEIT entsteht nur durch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r R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 Auer dein Link öffnet sich leider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 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r Ruth sollte normalerweise geh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r R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 Auer keine Chance, auch jetzt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 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r Ruth ok schad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r R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 Auer immer noch nicht, ja sicher sehr schad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ke.pogba.3/posts/12429253095072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Raphael Pedicil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 Auer Der LINK geht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 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wenn ich drauf glick geht 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0 St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ly Hossa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llo, wie geht es dir, ich habe mir gerade dein Profil angeschaut und bin sehr geschmeichelt v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inen Bildern und Beiträgen. aber ich möchte nicht unhöflich zu dir sein oder dein Profil verärg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möchte nur dein Freund sein, also bitte ich um Erlaubnis. Können wir Freunde sein Wenn Ih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 ja ist, senden Sie mir bitte eine Freundschaftsanfrage, damit wir uns unterhalten und gu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unde sein können, wenn Sie nichts dagegen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st Du den kompletten Link? Auf der EMA Seite is alles sehr unübersichtlich - ich hätte gern 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ompletten Link zu den Zulassungsda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 da wirst du noch ein Jahr suchen..... Den Link gibt es nicht... FA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i Pi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Pru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i nau sow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hätten einfach Stempeln gehen sollen bis nächstes Jah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i Pi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jo fi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ke.pogba.3/posts/12429253095072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lona Gee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e den Artikel gelesen, die weiteren Zulassungen sind bereits beantragt. Schon länger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Flu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llshit! Fake news!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emarie Wut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K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au das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 Jakob Klaus Alexan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D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queline St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enews…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St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Raphael Pedicil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mike.pogba.3/posts/12429253095072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rötzl - Na so was? ; ))))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europa.eu/european-union/about-eu/agencies/ema_d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uropäische Arzneimittel-Agentur (EMA) |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a.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St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Raphael Pedicil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steht da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St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ke.pogba.3/posts/12429253095072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5" calcext:value-type="float">
            <text:p>15</text:p>
          </table:table-cell>
          <table:table-cell table:style-name="ce7" table:formula="of:=COUNTIF([.D$1:.D$1048576];&quot;X&quot;)" office:value-type="float" office:value="15" calcext:value-type="float">
            <text:p>15</text:p>
          </table:table-cell>
          <table:table-cell table:formula="of:=COUNTIF([.E$1:.E$1048576];&quot;X&quot;)" office:value-type="float" office:value="4" calcext:value-type="float">
            <text:p>4</text:p>
          </table:table-cell>
          <table:table-cell table:style-name="ce7" table:formula="of:=COUNTIF([.F$1:.F$1048576];&quot;X&quot;)" office:value-type="float" office:value="42" calcext:value-type="float">
            <text:p>42</text:p>
          </table:table-cell>
          <table:table-cell table:formula="of:=COUNTIF([.G$1:.G$1048576];&quot;X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1096];[.D1096];[.F1096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47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23:41:34.91892301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00:02:20.758021826</dc:date>
    <meta:editing-duration>PT6M32S</meta:editing-duration>
    <meta:editing-cycles>6</meta:editing-cycles>
    <meta:document-statistic meta:table-count="1" meta:cell-count="714" meta:object-count="0"/>
  </office:meta>
</office:document-meta>
</file>